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style:writing-mode="lr-tb"/>
    </style:style>
    <style:style style:name="P2" style:family="paragraph" style:parent-style-name="Standard">
      <style:paragraph-properties fo:break-before="auto" fo:line-height="100%" fo:margin-top="0cm" style:writing-mode="lr-tb"/>
    </style:style>
    <style:style style:name="T2_1" style:family="text">
      <style:text-properties style:font-name="Arial" style:font-name-asian="Arial" style:font-name-complex="Arial" fo:font-weight="bold" style:font-weight-asian="bold" style:font-weight-complex="bold"/>
    </style:style>
    <style:style style:name="T2_2" style:family="text">
      <style:text-properties style:font-name="Arial" style:font-name-asian="Arial" style:font-name-complex="Arial" fo:font-weight="bold" style:font-weight-asian="bold" style:font-weight-complex="bold"/>
    </style:style>
    <style:style style:name="T2_3" style:family="text">
      <style:text-properties style:font-name="Arial" style:font-name-asian="Arial" style:font-name-complex="Arial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cm" fo:margin-bottom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" style:family="paragraph" style:parent-style-name="Heading_20_6">
      <style:paragraph-properties fo:text-align="left" fo:break-before="auto" fo:text-indent="0cm" fo:line-height="100%" style:writing-mode="lr-tb"/>
    </style:style>
    <style:style style:name="T4_1" style:family="text">
      <style:text-properties style:font-name="Arial" style:font-name-asian="Arial" style:font-name-complex="Arial"/>
    </style:style>
    <style:style style:name="T4_2" style:family="text">
      <style:text-properties style:font-name="Arial" style:font-name-asian="Arial" style:font-name-complex="Arial"/>
    </style:style>
    <style:style style:name="T4_3" style:family="text">
      <style:text-properties style:font-name="Arial" style:font-name-asian="Arial" style:font-name-complex="Arial"/>
    </style:style>
    <style:style style:name="T4_4" style:family="text">
      <style:text-properties style:font-name="Arial" style:font-name-asian="Arial" style:font-name-complex="Arial"/>
    </style:style>
    <style:style style:name="T4_5" style:family="text">
      <style:text-properties style:font-name="Arial" style:font-name-asian="Arial" style:font-name-complex="Arial"/>
    </style:style>
    <style:style style:name="T4_6" style:family="text">
      <style:text-properties style:font-name="Arial" style:font-name-asian="Arial" style:font-name-complex="Arial"/>
    </style:style>
    <style:style style:name="T4_7" style:family="text">
      <style:text-properties style:font-name="Arial" style:font-name-asian="Arial" style:font-name-complex="Arial"/>
    </style:style>
    <style:style style:name="T4_8" style:family="text">
      <style:text-properties style:font-name="Arial" style:font-name-asian="Arial" style:font-name-complex="Arial"/>
    </style:style>
    <style:style style:name="T4_9" style:family="text">
      <style:text-properties style:font-name="Arial" style:font-name-asian="Arial" style:font-name-complex="Arial"/>
    </style:style>
    <style:style style:name="T4_10" style:family="text">
      <style:text-properties style:font-name="Arial" style:font-name-asian="Arial" style:font-name-complex="Arial"/>
    </style:style>
    <style:style style:name="T4_11" style:family="text">
      <style:text-properties style:font-name="Arial" style:font-name-asian="Arial" style:font-name-complex="Arial"/>
    </style:style>
    <style:style style:name="T4_12" style:family="text">
      <style:text-properties style:font-name="Arial" style:font-name-asian="Arial" style:font-name-complex="Arial"/>
    </style:style>
    <style:style style:name="T4_13" style:family="text">
      <style:text-properties style:font-name="Arial" style:font-name-asian="Arial" style:font-name-complex="Arial"/>
    </style:style>
    <style:style style:name="P5" style:family="paragraph" style:parent-style-name="Standard">
      <style:paragraph-properties fo:text-align="justify"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" style:family="paragraph" style:parent-style-name="Standard">
      <style:paragraph-properties fo:text-align="justify" fo:break-before="auto" fo:line-height="100%" fo:margin-top="0cm" style:writing-mode="lr-tb"/>
    </style:style>
    <style:style style:name="T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text-align="justify"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fo:text-align="justify" fo:break-before="auto" fo:line-height="100%" fo:margin-top="0cm" style:writing-mode="lr-tb"/>
    </style:style>
    <style:style style:name="T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text-align="justify"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break-before="auto" fo:line-height="100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1" style:family="text">
      <style:text-properties style:font-name="Arial" style:font-name-asian="Arial" style:font-name-complex="Arial"/>
    </style:style>
    <style:style style:name="T1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break-before="auto" fo:line-height="100%" fo:margin-top="0cm" style:writing-mode="lr-tb"/>
    </style:style>
    <style:style style:name="T1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break-before="auto" fo:line-height="100%" fo:margin-top="0cm" style:writing-mode="lr-tb"/>
    </style:style>
    <style:style style:name="T2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break-before="auto" fo:line-height="100%" fo:margin-top="0cm" fo:margin-bottom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Heading_20_6">
      <style:paragraph-properties fo:break-before="auto" fo:text-indent="0cm" fo:line-height="100%" style:writing-mode="lr-tb"/>
    </style:style>
    <style:style style:name="T26_1" style:family="text">
      <style:text-properties style:font-name="Arial" style:font-name-asian="Arial" style:font-name-complex="Arial"/>
    </style:style>
    <style:style style:name="T26_2" style:family="text">
      <style:text-properties style:font-name="Arial" style:font-name-asian="Arial" style:font-name-complex="Arial"/>
    </style:style>
    <style:style style:name="T26_3" style:family="text">
      <style:text-properties style:font-name="Arial" style:font-name-asian="Arial" style:font-name-complex="Arial"/>
    </style:style>
    <style:style style:name="T26_4" style:family="text">
      <style:text-properties style:font-name="Arial" style:font-name-asian="Arial" style:font-name-complex="Arial"/>
    </style:style>
    <style:style style:name="T26_5" style:family="text">
      <style:text-properties style:font-name="Arial" style:font-name-asian="Arial" style:font-name-complex="Arial"/>
    </style:style>
    <style:style style:name="T26_6" style:family="text">
      <style:text-properties style:font-name="Arial" style:font-name-asian="Arial" style:font-name-complex="Arial"/>
    </style:style>
    <style:style style:name="T26_7" style:family="text">
      <style:text-properties style:font-name="Arial" style:font-name-asian="Arial" style:font-name-complex="Arial"/>
    </style:style>
    <style:style style:name="T26_8" style:family="text">
      <style:text-properties style:font-name="Arial" style:font-name-asian="Arial" style:font-name-complex="Arial"/>
    </style:style>
    <style:style style:name="T26_9" style:family="text">
      <style:text-properties style:font-name="Arial" style:font-name-asian="Arial" style:font-name-complex="Arial"/>
    </style:style>
    <style:style style:name="P27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2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3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1.27cm"/>
        </style:tab-stops>
      </style:paragraph-properties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3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9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3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4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1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5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8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9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5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1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2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3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1.27cm"/>
        </style:tab-stops>
      </style:paragraph-properties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0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0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0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6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7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7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1.27cm"/>
        </style:tab-stops>
      </style:paragraph-properties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0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81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2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6" style:family="paragraph" style:parent-style-name="Standard">
      <style:paragraph-properties fo:break-before="auto" fo:text-indent="-1.249cm" fo:line-height="100%" fo:margin-top="0cm" fo:margin-left="1.251cm" style:writing-mode="lr-tb"/>
    </style:style>
    <style:style style:name="T8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7" style:family="paragraph" style:parent-style-name="Standard">
      <style:paragraph-properties fo:break-before="auto" fo:text-indent="-1.249cm" fo:line-height="100%" fo:margin-top="0cm" fo:margin-left="1.25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9" style:family="paragraph" style:parent-style-name="Standard">
      <style:paragraph-properties fo:break-before="auto" fo:line-height="100%" fo:margin-top="0cm" style:writing-mode="lr-tb"/>
    </style:style>
    <style:style style:name="T8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0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95" style:family="paragraph" style:parent-style-name="Standard">
      <style:paragraph-properties fo:break-before="auto" fo:line-height="100%" fo:margin-top="0cm" style:writing-mode="lr-tb"/>
    </style:style>
    <style:style style:name="T9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6" style:family="paragraph" style:parent-style-name="Standard">
      <style:paragraph-properties fo:break-before="auto" fo:line-height="100%" fo:margin-top="0cm" style:writing-mode="lr-tb"/>
    </style:style>
    <style:style style:name="T9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7" style:family="paragraph" style:parent-style-name="Standard">
      <style:paragraph-properties fo:break-before="auto" fo:line-height="100%" fo:margin-top="0cm" style:writing-mode="lr-tb"/>
    </style:style>
    <style:style style:name="T9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8" style:family="paragraph" style:parent-style-name="Standard">
      <style:paragraph-properties fo:break-before="auto" fo:line-height="100%" fo:margin-top="0cm" style:writing-mode="lr-tb"/>
    </style:style>
    <style:style style:name="T9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9" style:family="paragraph" style:parent-style-name="Standard">
      <style:paragraph-properties fo:break-before="auto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3" style:family="paragraph" style:parent-style-name="Standard">
      <style:paragraph-properties fo:break-before="auto" fo:line-height="100%" fo:margin-top="0cm" fo:margin-bottom="0.106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04" style:family="paragraph" style:parent-style-name="Standard">
      <style:paragraph-properties fo:break-before="auto" fo:line-height="100%" fo:margin-top="0cm" fo:margin-bottom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</office:automatic-styles>
  <office:body>
    <office:text>
      <text:p text:style-name="P1"/>
      <text:p text:style-name="P2"><text:span text:style-name="T2_1">Delivery</text:span><text:span text:style-name="T2_2"><text:s/></text:span><text:span text:style-name="T2_3">Manager</text:span></text:p>
      <text:p text:style-name="P3"/>
      <text:h text:style-name="P4" text:outline-level="10"><text:span text:style-name="T4_1">JOB</text:span><text:span text:style-name="T4_2"><text:s/></text:span><text:span text:style-name="T4_3">DESCRIPTION</text:span><text:span text:style-name="T4_4"><text:s/>-<text:s/></text:span><text:span text:style-name="T4_5">MAIN</text:span><text:span text:style-name="T4_6"><text:s/></text:span><text:span text:style-name="T4_7">DUTIES</text:span><text:span text:style-name="T4_8"><text:s/></text:span><text:span text:style-name="T4_9">OF</text:span><text:span text:style-name="T4_10"><text:s/></text:span><text:span text:style-name="T4_11">THE</text:span><text:span text:style-name="T4_12"><text:s/></text:span><text:span text:style-name="T4_13">POST</text:span></text:h>
      <text:p text:style-name="P5"/>
      <text:p text:style-name="P6"><text:span text:style-name="T6_1">You</text:span><text:span text:style-name="T6_2"><text:s/></text:span><text:span text:style-name="T6_3">will</text:span><text:span text:style-name="T6_4"><text:s/></text:span><text:span text:style-name="T6_5">manage</text:span><text:span text:style-name="T6_6"><text:s/></text:span><text:span text:style-name="T6_7">one</text:span><text:span text:style-name="T6_8"><text:s/></text:span><text:span text:style-name="T6_9">or</text:span><text:span text:style-name="T6_10"><text:s/></text:span><text:span text:style-name="T6_11">more</text:span><text:span text:style-name="T6_12"><text:s/></text:span><text:span text:style-name="T6_13">agile</text:span><text:span text:style-name="T6_14"><text:s/></text:span><text:span text:style-name="T6_15">projects</text:span><text:span text:style-name="T6_16">,<text:s/></text:span><text:span text:style-name="T6_17">typically</text:span><text:span text:style-name="T6_18"><text:s/></text:span><text:span text:style-name="T6_19">to</text:span><text:span text:style-name="T6_20"><text:s/></text:span><text:span text:style-name="T6_21">deliver</text:span><text:span text:style-name="T6_22"><text:s/></text:span><text:span text:style-name="T6_23">a</text:span><text:span text:style-name="T6_24"><text:s/></text:span><text:span text:style-name="T6_25">specific</text:span><text:span text:style-name="T6_26"><text:s/></text:span><text:span text:style-name="T6_27">product</text:span><text:span text:style-name="T6_28"><text:s/></text:span><text:span text:style-name="T6_29">or</text:span><text:span text:style-name="T6_30"><text:s/></text:span><text:span text:style-name="T6_31">transformation</text:span><text:span text:style-name="T6_32"><text:s/></text:span><text:span text:style-name="T6_33">via</text:span><text:span text:style-name="T6_34"><text:s/></text:span><text:span text:style-name="T6_35">a</text:span><text:span text:style-name="T6_36"><text:s/></text:span><text:span text:style-name="T6_37">multi</text:span><text:span text:style-name="T6_38">-</text:span><text:span text:style-name="T6_39">disciplinary</text:span><text:span text:style-name="T6_40">,<text:s/></text:span><text:span text:style-name="T6_41">highly</text:span><text:span text:style-name="T6_42"><text:s/></text:span><text:span text:style-name="T6_43">skilled</text:span><text:span text:style-name="T6_44"><text:s/></text:span><text:span text:style-name="T6_45">digital</text:span><text:span text:style-name="T6_46"><text:s/></text:span><text:span text:style-name="T6_47">team</text:span><text:span text:style-name="T6_48">.<text:s/></text:span><text:span text:style-name="T6_49">You</text:span><text:span text:style-name="T6_50">’</text:span><text:span text:style-name="T6_51">ll</text:span><text:span text:style-name="T6_52"><text:s/></text:span><text:span text:style-name="T6_53">be</text:span><text:span text:style-name="T6_54"><text:s/></text:span><text:span text:style-name="T6_55">adept</text:span><text:span text:style-name="T6_56"><text:s/></text:span><text:span text:style-name="T6_57">at</text:span><text:span text:style-name="T6_58"><text:s/></text:span><text:span text:style-name="T6_59">delivering</text:span><text:span text:style-name="T6_60"><text:s/></text:span><text:span text:style-name="T6_61">complex</text:span><text:span text:style-name="T6_62"><text:s/></text:span><text:span text:style-name="T6_63">digital</text:span><text:span text:style-name="T6_64"><text:s/></text:span><text:span text:style-name="T6_65">projects</text:span><text:span text:style-name="T6_66">,<text:s/></text:span><text:span text:style-name="T6_67">breaking</text:span><text:span text:style-name="T6_68"><text:s/></text:span><text:span text:style-name="T6_69">down</text:span><text:span text:style-name="T6_70"><text:s/></text:span><text:span text:style-name="T6_71">barriers</text:span><text:span text:style-name="T6_72"><text:s/></text:span><text:span text:style-name="T6_73">for</text:span><text:span text:style-name="T6_74"><text:s/></text:span><text:span text:style-name="T6_75">your</text:span><text:span text:style-name="T6_76"><text:s/></text:span><text:span text:style-name="T6_77">team</text:span><text:span text:style-name="T6_78">,<text:s/></text:span><text:span text:style-name="T6_79">and</text:span><text:span text:style-name="T6_80"><text:s/></text:span><text:span text:style-name="T6_81">both</text:span><text:span text:style-name="T6_82"><text:s/></text:span><text:span text:style-name="T6_83">planning</text:span><text:span text:style-name="T6_84"><text:s/></text:span><text:span text:style-name="T6_85">at</text:span><text:span text:style-name="T6_86"><text:s/></text:span><text:span text:style-name="T6_87">a</text:span><text:span text:style-name="T6_88"><text:s/></text:span><text:span text:style-name="T6_89">higher</text:span><text:span text:style-name="T6_90"><text:s/></text:span><text:span text:style-name="T6_91">level</text:span><text:span text:style-name="T6_92"><text:s/></text:span><text:span text:style-name="T6_93">and</text:span><text:span text:style-name="T6_94"><text:s/></text:span><text:span text:style-name="T6_95">getting</text:span><text:span text:style-name="T6_96"><text:s/></text:span><text:span text:style-name="T6_97">into</text:span><text:span text:style-name="T6_98"><text:s/></text:span><text:span text:style-name="T6_99">the</text:span><text:span text:style-name="T6_100"><text:s/></text:span><text:span text:style-name="T6_101">detail</text:span><text:span text:style-name="T6_102"><text:s/></text:span><text:span text:style-name="T6_103">to</text:span><text:span text:style-name="T6_104"><text:s/></text:span><text:span text:style-name="T6_105">make</text:span><text:span text:style-name="T6_106"><text:s/></text:span><text:span text:style-name="T6_107">things</text:span><text:span text:style-name="T6_108"><text:s/></text:span><text:span text:style-name="T6_109">happen</text:span><text:span text:style-name="T6_110"><text:s/></text:span><text:span text:style-name="T6_111">when</text:span><text:span text:style-name="T6_112"><text:s/></text:span><text:span text:style-name="T6_113">needed</text:span><text:span text:style-name="T6_114">.<text:s/></text:span></text:p>
      <text:p text:style-name="P7"/>
      <text:p text:style-name="P8"><text:span text:style-name="T8_1">The</text:span><text:span text:style-name="T8_2"><text:s/></text:span><text:span text:style-name="T8_3">main</text:span><text:span text:style-name="T8_4"><text:s/></text:span><text:span text:style-name="T8_5">responsibilities</text:span><text:span text:style-name="T8_6"><text:s/></text:span><text:span text:style-name="T8_7">of</text:span><text:span text:style-name="T8_8"><text:s/></text:span><text:span text:style-name="T8_9">the</text:span><text:span text:style-name="T8_10"><text:s/></text:span><text:span text:style-name="T8_11">post</text:span><text:span text:style-name="T8_12"><text:s/></text:span><text:span text:style-name="T8_13">are</text:span><text:span text:style-name="T8_14">:</text:span></text:p>
      <text:p text:style-name="P9"/>
      <text:list text:style-name="LS1" xml:id="list0">
        <text:list-item>
          <text:p text:style-name="P10"><text:span text:style-name="T10_1">Delivering</text:span><text:span text:style-name="T10_2"><text:s/></text:span><text:span text:style-name="T10_3">projects</text:span><text:span text:style-name="T10_4"><text:s/>&amp;<text:s/></text:span><text:span text:style-name="T10_5">products</text:span><text:span text:style-name="T10_6"><text:s/></text:span><text:span text:style-name="T10_7">using</text:span><text:span text:style-name="T10_8"><text:s/></text:span><text:span text:style-name="T10_9">agile</text:span><text:span text:style-name="T10_10"><text:s/></text:span><text:span text:style-name="T10_11">project</text:span><text:span text:style-name="T10_12"><text:s/></text:span><text:span text:style-name="T10_13">management</text:span><text:span text:style-name="T10_14"><text:s/></text:span><text:span text:style-name="T10_15">methodologies</text:span><text:span text:style-name="T10_16"><text:s/>(</text:span><text:span text:style-name="T10_17">such</text:span><text:span text:style-name="T10_18"><text:s/></text:span><text:span text:style-name="T10_19">as</text:span><text:span text:style-name="T10_20"><text:s/></text:span><text:span text:style-name="T10_21">Scrum</text:span><text:span text:style-name="T10_22">,<text:s/></text:span><text:span text:style-name="T10_23">Kanban</text:span><text:span text:style-name="T10_24">),<text:s/></text:span><text:span text:style-name="T10_25">learning</text:span><text:span text:style-name="T10_26"><text:s/>&amp;<text:s/></text:span><text:span text:style-name="T10_27">iterating</text:span><text:span text:style-name="T10_28"><text:s/></text:span><text:span text:style-name="T10_29">frequently</text:span><text:span text:style-name="T10_30">.<text:s text:c="2"/><text:line-break/></text:span></text:p>
        </text:list-item>
        <text:list-item>
          <text:p text:style-name="P11"><text:span text:style-name="T11_1">Working</text:span><text:span text:style-name="T11_2"><text:s/></text:span><text:span text:style-name="T11_3">with</text:span><text:span text:style-name="T11_4"><text:s/></text:span><text:span text:style-name="T11_5">the</text:span><text:span text:style-name="T11_6"><text:s/></text:span><text:span text:style-name="T11_7">Product</text:span><text:span text:style-name="T11_8"><text:s/></text:span><text:span text:style-name="T11_9">Manager</text:span><text:span text:style-name="T11_10"><text:s/></text:span><text:span text:style-name="T11_11">to</text:span><text:span text:style-name="T11_12"><text:s/></text:span><text:span text:style-name="T11_13">understand</text:span><text:span text:style-name="T11_14"><text:s/></text:span><text:span text:style-name="T11_15">the</text:span><text:span text:style-name="T11_16"><text:s/></text:span><text:span text:style-name="T11_17">roadmap</text:span><text:span text:style-name="T11_18"><text:s/></text:span><text:span text:style-name="T11_19">for</text:span><text:span text:style-name="T11_20"><text:s/></text:span><text:span text:style-name="T11_21">a</text:span><text:span text:style-name="T11_22"><text:s/></text:span><text:span text:style-name="T11_23">given</text:span><text:span text:style-name="T11_24"><text:s/></text:span><text:span text:style-name="T11_25">product</text:span><text:span text:style-name="T11_26"><text:s/></text:span><text:span text:style-name="T11_27">and</text:span><text:span text:style-name="T11_28"><text:s/></text:span><text:span text:style-name="T11_29">together</text:span><text:span text:style-name="T11_30"><text:s/></text:span><text:span text:style-name="T11_31">translating</text:span><text:span text:style-name="T11_32"><text:s/></text:span><text:span text:style-name="T11_33">that</text:span><text:span text:style-name="T11_34"><text:s/></text:span><text:span text:style-name="T11_35">into</text:span><text:span text:style-name="T11_36"><text:s/></text:span><text:span text:style-name="T11_37">requirements</text:span><text:span text:style-name="T11_38"><text:s/>(</text:span><text:span text:style-name="T11_39">stories</text:span><text:span text:style-name="T11_40">)<text:s/></text:span><text:span text:style-name="T11_41">and</text:span><text:span text:style-name="T11_42"><text:s/></text:span><text:span text:style-name="T11_43">doing</text:span><text:span text:style-name="T11_44"><text:s/></text:span><text:span text:style-name="T11_45">high</text:span><text:span text:style-name="T11_46">-</text:span><text:span text:style-name="T11_47">level</text:span><text:span text:style-name="T11_48"><text:s/></text:span><text:span text:style-name="T11_49">project</text:span><text:span text:style-name="T11_50"><text:s/></text:span><text:span text:style-name="T11_51">planning</text:span><text:span text:style-name="T11_52">.<text:s/></text:span></text:p>
        </text:list-item>
      </text:list>
      <text:p text:style-name="P12"/>
      <text:list text:style-name="LS1" xml:id="list2">
        <text:list-item>
          <text:p text:style-name="P13"><text:span text:style-name="T13_1">Leading</text:span><text:span text:style-name="T13_2"><text:s/></text:span><text:span text:style-name="T13_3">the</text:span><text:span text:style-name="T13_4"><text:s/></text:span><text:span text:style-name="T13_5">collaborative</text:span><text:span text:style-name="T13_6"><text:s/></text:span><text:span text:style-name="T13_7">dynamic</text:span><text:span text:style-name="T13_8"><text:s/></text:span><text:span text:style-name="T13_9">planning</text:span><text:span text:style-name="T13_10"><text:s/></text:span><text:span text:style-name="T13_11">process</text:span><text:span text:style-name="T13_12"><text:s/>-<text:s/></text:span><text:span text:style-name="T13_13">balancing</text:span><text:span text:style-name="T13_14"><text:s/></text:span><text:span text:style-name="T13_15">the</text:span><text:span text:style-name="T13_16"><text:s/></text:span><text:span text:style-name="T13_17">work</text:span><text:span text:style-name="T13_18"><text:s/></text:span><text:span text:style-name="T13_19">that</text:span><text:span text:style-name="T13_20"><text:s/></text:span><text:span text:style-name="T13_21">needs</text:span><text:span text:style-name="T13_22"><text:s/></text:span><text:span text:style-name="T13_23">to</text:span><text:span text:style-name="T13_24"><text:s/></text:span><text:span text:style-name="T13_25">be</text:span><text:span text:style-name="T13_26"><text:s/></text:span><text:span text:style-name="T13_27">done</text:span><text:span text:style-name="T13_28"><text:s/></text:span><text:span text:style-name="T13_29">with</text:span><text:span text:style-name="T13_30"><text:s/></text:span><text:span text:style-name="T13_31">the</text:span><text:span text:style-name="T13_32"><text:s/></text:span><text:span text:style-name="T13_33">capacity</text:span><text:span text:style-name="T13_34"><text:s/>&amp;<text:s/></text:span><text:span text:style-name="T13_35">skills</text:span><text:span text:style-name="T13_36"><text:s/></text:span><text:span text:style-name="T13_37">of</text:span><text:span text:style-name="T13_38"><text:s/></text:span><text:span text:style-name="T13_39">the</text:span><text:span text:style-name="T13_40"><text:s/></text:span><text:span text:style-name="T13_41">team</text:span><text:span text:style-name="T13_42">.<text:s/></text:span></text:p>
        </text:list-item>
      </text:list>
      <text:p text:style-name="P14"/>
      <text:list text:style-name="LS1" xml:id="list3">
        <text:list-item>
          <text:p text:style-name="P15"><text:span text:style-name="T15_1">Matrix</text:span><text:span text:style-name="T15_2">-</text:span><text:span text:style-name="T15_3">managing</text:span><text:span text:style-name="T15_4"><text:s/></text:span><text:span text:style-name="T15_5">a</text:span><text:span text:style-name="T15_6"><text:s/></text:span><text:span text:style-name="T15_7">highly</text:span><text:span text:style-name="T15_8"><text:s/></text:span><text:span text:style-name="T15_9">skilled</text:span><text:span text:style-name="T15_10"><text:s/></text:span><text:span text:style-name="T15_11">multidisciplinary</text:span><text:span text:style-name="T15_12"><text:s/></text:span><text:span text:style-name="T15_13">team</text:span><text:span text:style-name="T15_14"><text:s/>(</text:span><text:span text:style-name="T15_15">specialists</text:span><text:span text:style-name="T15_16"><text:s/></text:span><text:span text:style-name="T15_17">are</text:span><text:span text:style-name="T15_18"><text:s/></text:span><text:span text:style-name="T15_19">line</text:span><text:span text:style-name="T15_20"><text:s/></text:span><text:span text:style-name="T15_21">managed</text:span><text:span text:style-name="T15_22"><text:s/>&amp;<text:s/></text:span><text:span text:style-name="T15_23">developed</text:span><text:span text:style-name="T15_24"><text:s/></text:span><text:span text:style-name="T15_25">within</text:span><text:span text:style-name="T15_26"><text:s/></text:span><text:span text:style-name="T15_27">their</text:span><text:span text:style-name="T15_28"><text:s/></text:span><text:span text:style-name="T15_29">specialisms</text:span><text:span text:style-name="T15_30">,<text:s/></text:span><text:span text:style-name="T15_31">but</text:span><text:span text:style-name="T15_32"><text:s/></text:span><text:span text:style-name="T15_33">allocated</text:span><text:span text:style-name="T15_34"><text:s/></text:span><text:span text:style-name="T15_35">to</text:span><text:span text:style-name="T15_36"><text:s/></text:span><text:span text:style-name="T15_37">projects</text:span><text:span text:style-name="T15_38">).<text:s text:c="2"/></text:span></text:p>
        </text:list-item>
      </text:list>
      <text:p text:style-name="P16"/>
      <text:list text:style-name="LS1" xml:id="list4">
        <text:list-item>
          <text:p text:style-name="P17"><text:span text:style-name="T17_1">Defining</text:span><text:span text:style-name="T17_2"><text:s/></text:span><text:span text:style-name="T17_3">project</text:span><text:span text:style-name="T17_4"><text:s/></text:span><text:span text:style-name="T17_5">needs</text:span><text:span text:style-name="T17_6"><text:s/></text:span><text:span text:style-name="T17_7">and</text:span><text:span text:style-name="T17_8"><text:s/></text:span><text:span text:style-name="T17_9">feeding</text:span><text:span text:style-name="T17_10"><text:s/></text:span><text:span text:style-name="T17_11">these</text:span><text:span text:style-name="T17_12"><text:s/></text:span><text:span text:style-name="T17_13">into</text:span><text:span text:style-name="T17_14"><text:s/></text:span><text:span text:style-name="T17_15">the</text:span><text:span text:style-name="T17_16"><text:s/></text:span><text:span text:style-name="T17_17">Demand</text:span><text:span text:style-name="T17_18">/</text:span><text:span text:style-name="T17_19">Supply</text:span><text:span text:style-name="T17_20"><text:s/></text:span><text:span text:style-name="T17_21">process</text:span><text:span text:style-name="T17_22">;<text:s/></text:span><text:span text:style-name="T17_23">participating</text:span><text:span text:style-name="T17_24"><text:s/></text:span><text:span text:style-name="T17_25">in</text:span><text:span text:style-name="T17_26"><text:s/></text:span><text:span text:style-name="T17_27">matching</text:span><text:span text:style-name="T17_28"><text:s/></text:span><text:span text:style-name="T17_29">decisions</text:span><text:span text:style-name="T17_30"><text:s/>(</text:span><text:span text:style-name="T17_31">we</text:span><text:span text:style-name="T17_32"><text:s/></text:span><text:span text:style-name="T17_33">aim</text:span><text:span text:style-name="T17_34"><text:s/></text:span><text:span text:style-name="T17_35">to</text:span><text:span text:style-name="T17_36"><text:s/></text:span><text:span text:style-name="T17_37">match</text:span><text:span text:style-name="T17_38"><text:s/></text:span><text:span text:style-name="T17_39">project</text:span><text:span text:style-name="T17_40"><text:s/></text:span><text:span text:style-name="T17_41">needs</text:span><text:span text:style-name="T17_42"><text:s/></text:span><text:span text:style-name="T17_43">with</text:span><text:span text:style-name="T17_44"><text:s/></text:span><text:span text:style-name="T17_45">individual</text:span><text:span text:style-name="T17_46"><text:s/></text:span><text:span text:style-name="T17_47">development</text:span><text:span text:style-name="T17_48"><text:s/></text:span><text:span text:style-name="T17_49">needs</text:span><text:span text:style-name="T17_50"><text:s/></text:span><text:span text:style-name="T17_51">wherever</text:span><text:span text:style-name="T17_52"><text:s/></text:span><text:span text:style-name="T17_53">possible</text:span><text:span text:style-name="T17_54">,<text:s/></text:span><text:span text:style-name="T17_55">to</text:span><text:span text:style-name="T17_56"><text:s/></text:span><text:span text:style-name="T17_57">build</text:span><text:span text:style-name="T17_58"><text:s/></text:span><text:span text:style-name="T17_59">high</text:span><text:span text:style-name="T17_60"><text:s/></text:span><text:span text:style-name="T17_61">performing</text:span><text:span text:style-name="T17_62"><text:s/></text:span><text:span text:style-name="T17_63">teams</text:span><text:span text:style-name="T17_64"><text:s/></text:span><text:span text:style-name="T17_65">where</text:span><text:span text:style-name="T17_66"><text:s/></text:span><text:span text:style-name="T17_67">people</text:span><text:span text:style-name="T17_68"><text:s/></text:span><text:span text:style-name="T17_69">are</text:span><text:span text:style-name="T17_70"><text:s/></text:span><text:span text:style-name="T17_71">excited</text:span><text:span text:style-name="T17_72"><text:s/></text:span><text:span text:style-name="T17_73">about</text:span><text:span text:style-name="T17_74"><text:s/></text:span><text:span text:style-name="T17_75">the</text:span><text:span text:style-name="T17_76"><text:s/></text:span><text:span text:style-name="T17_77">work</text:span><text:span text:style-name="T17_78"><text:s/></text:span><text:span text:style-name="T17_79">they</text:span><text:span text:style-name="T17_80"><text:s/></text:span><text:span text:style-name="T17_81">are</text:span><text:span text:style-name="T17_82"><text:s/></text:span><text:span text:style-name="T17_83">undertaking</text:span><text:span text:style-name="T17_84">).</text:span></text:p>
        </text:list-item>
      </text:list>
      <text:p text:style-name="P18"/>
      <text:list text:style-name="LS1" xml:id="list5">
        <text:list-item>
          <text:p text:style-name="P19"><text:span text:style-name="T19_1">Ensuring</text:span><text:span text:style-name="T19_2"><text:s/></text:span><text:span text:style-name="T19_3">all</text:span><text:span text:style-name="T19_4"><text:s/></text:span><text:span text:style-name="T19_5">products</text:span><text:span text:style-name="T19_6"><text:s/></text:span><text:span text:style-name="T19_7">are</text:span><text:span text:style-name="T19_8"><text:s/></text:span><text:span text:style-name="T19_9">built</text:span><text:span text:style-name="T19_10"><text:s/></text:span><text:span text:style-name="T19_11">to</text:span><text:span text:style-name="T19_12"><text:s/></text:span><text:span text:style-name="T19_13">an</text:span><text:span text:style-name="T19_14"><text:s/></text:span><text:span text:style-name="T19_15">appropriate</text:span><text:span text:style-name="T19_16"><text:s/></text:span><text:span text:style-name="T19_17">level</text:span><text:span text:style-name="T19_18"><text:s/></text:span><text:span text:style-name="T19_19">of</text:span><text:span text:style-name="T19_20"><text:s/></text:span><text:span text:style-name="T19_21">quality</text:span><text:span text:style-name="T19_22"><text:s/></text:span><text:span text:style-name="T19_23">for</text:span><text:span text:style-name="T19_24"><text:s/></text:span><text:span text:style-name="T19_25">the</text:span><text:span text:style-name="T19_26"><text:s/></text:span><text:span text:style-name="T19_27">stage</text:span><text:span text:style-name="T19_28"><text:s/>(</text:span><text:span text:style-name="T19_29">alpha</text:span><text:span text:style-name="T19_30">/</text:span><text:span text:style-name="T19_31">beta</text:span><text:span text:style-name="T19_32">/</text:span><text:span text:style-name="T19_33">production</text:span><text:span text:style-name="T19_34">)<text:s/></text:span><text:span text:style-name="T19_35">including</text:span><text:span text:style-name="T19_36"><text:s/></text:span><text:span text:style-name="T19_37">managing</text:span><text:span text:style-name="T19_38"><text:s/></text:span><text:span text:style-name="T19_39">functionality</text:span><text:span text:style-name="T19_40">,<text:s/></text:span><text:span text:style-name="T19_41">usability</text:span><text:span text:style-name="T19_42">,<text:s/></text:span><text:span text:style-name="T19_43">performance</text:span><text:span text:style-name="T19_44">,<text:s/></text:span><text:span text:style-name="T19_45">scalability</text:span><text:span text:style-name="T19_46">,<text:s/></text:span><text:span text:style-name="T19_47">security</text:span><text:span text:style-name="T19_48">,<text:s/></text:span><text:span text:style-name="T19_49">resilience</text:span><text:span text:style-name="T19_50">.<text:s text:c="2"/></text:span></text:p>
        </text:list-item>
      </text:list>
      <text:p text:style-name="P20"/>
      <text:list text:style-name="LS1" xml:id="list6">
        <text:list-item>
          <text:p text:style-name="P21"><text:span text:style-name="T21_1">Communicating</text:span><text:span text:style-name="T21_2"><text:s/></text:span><text:span text:style-name="T21_3">progress</text:span><text:span text:style-name="T21_4">,<text:s/></text:span><text:span text:style-name="T21_5">barriers</text:span><text:span text:style-name="T21_6">/</text:span><text:span text:style-name="T21_7">constraints</text:span><text:span text:style-name="T21_8"><text:s/></text:span><text:span text:style-name="T21_9">and</text:span><text:span text:style-name="T21_10"><text:s/></text:span><text:span text:style-name="T21_11">plans</text:span><text:span text:style-name="T21_12"><text:s/></text:span><text:span text:style-name="T21_13">to</text:span><text:span text:style-name="T21_14"><text:s/></text:span><text:span text:style-name="T21_15">your</text:span><text:span text:style-name="T21_16"><text:s/></text:span><text:span text:style-name="T21_17">team</text:span><text:span text:style-name="T21_18">,<text:s/></text:span><text:span text:style-name="T21_19">the</text:span><text:span text:style-name="T21_20"><text:s/></text:span><text:span text:style-name="T21_21">broader</text:span><text:span text:style-name="T21_22"><text:s/></text:span><text:span text:style-name="T21_23">organisation</text:span><text:span text:style-name="T21_24">,<text:s/></text:span><text:span text:style-name="T21_25">and</text:span><text:span text:style-name="T21_26"><text:s/></text:span><text:span text:style-name="T21_27">senior</text:span><text:span text:style-name="T21_28"><text:s/></text:span><text:span text:style-name="T21_29">management</text:span><text:span text:style-name="T21_30">,<text:s/></text:span><text:span text:style-name="T21_31">each</text:span><text:span text:style-name="T21_32"><text:s/></text:span><text:span text:style-name="T21_33">at</text:span><text:span text:style-name="T21_34"><text:s/></text:span><text:span text:style-name="T21_35">the</text:span><text:span text:style-name="T21_36"><text:s/></text:span><text:span text:style-name="T21_37">appropriate</text:span><text:span text:style-name="T21_38"><text:s/></text:span><text:span text:style-name="T21_39">level</text:span><text:span text:style-name="T21_40"><text:s/></text:span><text:span text:style-name="T21_41">of</text:span><text:span text:style-name="T21_42"><text:s/></text:span><text:span text:style-name="T21_43">detail</text:span><text:span text:style-name="T21_44"><text:s/></text:span><text:span text:style-name="T21_45">for</text:span><text:span text:style-name="T21_46"><text:s/></text:span><text:span text:style-name="T21_47">the</text:span><text:span text:style-name="T21_48"><text:s/></text:span><text:span text:style-name="T21_49">audience</text:span><text:span text:style-name="T21_50">.<text:s/></text:span></text:p>
        </text:list-item>
      </text:list>
      <text:p text:style-name="P22"/>
      <text:list text:style-name="LS1" xml:id="list7">
        <text:list-item>
          <text:p text:style-name="P23"><text:span text:style-name="T23_1">Actively</text:span><text:span text:style-name="T23_2"><text:s/></text:span><text:span text:style-name="T23_3">participating</text:span><text:span text:style-name="T23_4"><text:s/></text:span><text:span text:style-name="T23_5">in</text:span><text:span text:style-name="T23_6"><text:s/></text:span><text:span text:style-name="T23_7">the</text:span><text:span text:style-name="T23_8"><text:s/></text:span><text:span text:style-name="T23_9">Delivery</text:span><text:span text:style-name="T23_10"><text:s/></text:span><text:span text:style-name="T23_11">Manager</text:span><text:span text:style-name="T23_12"><text:s/></text:span><text:span text:style-name="T23_13">community</text:span><text:span text:style-name="T23_14">,<text:s/></text:span><text:span text:style-name="T23_15">sharing</text:span><text:span text:style-name="T23_16"><text:s/>&amp;<text:s/></text:span><text:span text:style-name="T23_17">reapplying</text:span><text:span text:style-name="T23_18"><text:s/></text:span><text:span text:style-name="T23_19">skills</text:span><text:span text:style-name="T23_20"><text:s/></text:span><text:span text:style-name="T23_21">and</text:span><text:span text:style-name="T23_22"><text:s/></text:span><text:span text:style-name="T23_23">knowledge</text:span><text:span text:style-name="T23_24"><text:s/></text:span><text:span text:style-name="T23_25">and</text:span><text:span text:style-name="T23_26"><text:s/></text:span><text:span text:style-name="T23_27">bringing</text:span><text:span text:style-name="T23_28"><text:s/></text:span><text:span text:style-name="T23_29">in</text:span><text:span text:style-name="T23_30"><text:s/></text:span><text:span text:style-name="T23_31">best</text:span><text:span text:style-name="T23_32"><text:s/></text:span><text:span text:style-name="T23_33">practice</text:span><text:span text:style-name="T23_34">.<text:s/></text:span></text:p>
        </text:list-item>
      </text:list>
      <text:p text:style-name="P24"/>
      <text:p text:style-name="P25"/>
      <text:h text:style-name="P26" text:outline-level="10"><text:span text:style-name="T26_1">PERSON</text:span><text:span text:style-name="T26_2"><text:s/></text:span><text:span text:style-name="T26_3">SPECIFICATION</text:span><text:span text:style-name="T26_4"><text:s/><text:tab/>-<text:s/></text:span><text:span text:style-name="T26_5">COMPETENCES</text:span><text:span text:style-name="T26_6">/</text:span><text:span text:style-name="T26_7">SKILLS</text:span><text:span text:style-name="T26_8"><text:s/></text:span><text:span text:style-name="T26_9">REQUIRED</text:span></text:h>
      <text:p text:style-name="P27"/>
      <text:p text:style-name="P28"><text:span text:style-name="T28_1">Analysing</text:span><text:span text:style-name="T28_2"><text:s/></text:span><text:span text:style-name="T28_3">Evidence</text:span><text:span text:style-name="T28_4"><text:s/></text:span><text:span text:style-name="T28_5">and</text:span><text:span text:style-name="T28_6"><text:s/></text:span><text:span text:style-name="T28_7">Thinking</text:span><text:span text:style-name="T28_8"><text:s/></text:span><text:span text:style-name="T28_9">Strategically</text:span></text:p>
      <text:p text:style-name="P29"/>
      <text:p text:style-name="P30"><text:span text:style-name="T30_1">Essential</text:span></text:p>
      <text:p text:style-name="P31"/>
      <text:list text:style-name="LS2" xml:id="list8">
        <text:list-item>
          <text:p text:style-name="P32"><text:span text:style-name="T32_1">Thinks</text:span><text:span text:style-name="T32_2"><text:s/></text:span><text:span text:style-name="T32_3">strategically</text:span><text:span text:style-name="T32_4"><text:s/></text:span><text:span text:style-name="T32_5">when</text:span><text:span text:style-name="T32_6"><text:s/></text:span><text:span text:style-name="T32_7">integrating</text:span><text:span text:style-name="T32_8"><text:s/></text:span><text:span text:style-name="T32_9">complex</text:span><text:span text:style-name="T32_10"><text:s/></text:span><text:span text:style-name="T32_11">or</text:span><text:span text:style-name="T32_12"><text:s/></text:span><text:span text:style-name="T32_13">conflicting</text:span><text:span text:style-name="T32_14"><text:s/></text:span><text:span text:style-name="T32_15">analysis</text:span><text:span text:style-name="T32_16"><text:s/></text:span><text:span text:style-name="T32_17">from</text:span><text:span text:style-name="T32_18"><text:s/></text:span><text:span text:style-name="T32_19">a</text:span><text:span text:style-name="T32_20"><text:s/></text:span><text:span text:style-name="T32_21">range</text:span><text:span text:style-name="T32_22"><text:s/></text:span><text:span text:style-name="T32_23">of</text:span><text:span text:style-name="T32_24"><text:s/></text:span><text:span text:style-name="T32_25">sources</text:span><text:span text:style-name="T32_26"><text:s/></text:span><text:span text:style-name="T32_27">to</text:span><text:span text:style-name="T32_28"><text:s/></text:span><text:span text:style-name="T32_29">provide</text:span><text:span text:style-name="T32_30"><text:s/></text:span><text:span text:style-name="T32_31">balanced</text:span><text:span text:style-name="T32_32"><text:s/></text:span><text:span text:style-name="T32_33">advice</text:span></text:p>
        </text:list-item>
        <text:list-item>
          <text:p text:style-name="P33"><text:span text:style-name="T33_1">Makes</text:span><text:span text:style-name="T33_2"><text:s/></text:span><text:span text:style-name="T33_3">sound</text:span><text:span text:style-name="T33_4">,<text:s/></text:span><text:span text:style-name="T33_5">evidence</text:span><text:span text:style-name="T33_6">-</text:span><text:span text:style-name="T33_7">based</text:span><text:span text:style-name="T33_8"><text:s/></text:span><text:span text:style-name="T33_9">decisions</text:span><text:span text:style-name="T33_10">,<text:s/></text:span><text:span text:style-name="T33_11">assessing</text:span><text:span text:style-name="T33_12"><text:s/></text:span><text:span text:style-name="T33_13">risks</text:span><text:span text:style-name="T33_14"><text:s/></text:span><text:span text:style-name="T33_15">and</text:span><text:span text:style-name="T33_16"><text:s/></text:span><text:span text:style-name="T33_17">defending</text:span><text:span text:style-name="T33_18"><text:s/></text:span><text:span text:style-name="T33_19">decisions</text:span><text:span text:style-name="T33_20"><text:s/></text:span><text:span text:style-name="T33_21">and</text:span><text:span text:style-name="T33_22"><text:s/></text:span><text:span text:style-name="T33_23">action</text:span><text:span text:style-name="T33_24"> </text:span></text:p>
        </text:list-item>
        <text:list-item>
          <text:p text:style-name="P34"><text:span text:style-name="T34_1">Champions</text:span><text:span text:style-name="T34_2"><text:s/></text:span><text:span text:style-name="T34_3">and</text:span><text:span text:style-name="T34_4"><text:s/></text:span><text:span text:style-name="T34_5">encourages</text:span><text:span text:style-name="T34_6"><text:s/></text:span><text:span text:style-name="T34_7">others</text:span><text:span text:style-name="T34_8"><text:s/></text:span><text:span text:style-name="T34_9">to</text:span><text:span text:style-name="T34_10"><text:s/></text:span><text:span text:style-name="T34_11">think</text:span><text:span text:style-name="T34_12"><text:s/></text:span><text:span text:style-name="T34_13">strategically</text:span><text:span text:style-name="T34_14"><text:s/></text:span><text:span text:style-name="T34_15">when</text:span><text:span text:style-name="T34_16"><text:s/></text:span><text:span text:style-name="T34_17">developing</text:span><text:span text:style-name="T34_18"><text:s/></text:span><text:span text:style-name="T34_19">new</text:span><text:span text:style-name="T34_20"><text:s/></text:span><text:span text:style-name="T34_21">approaches</text:span><text:span text:style-name="T34_22"><text:s/></text:span><text:span text:style-name="T34_23">or</text:span><text:span text:style-name="T34_24"><text:s/></text:span><text:span text:style-name="T34_25">addressing</text:span><text:span text:style-name="T34_26"><text:s/></text:span><text:span text:style-name="T34_27">novel</text:span><text:span text:style-name="T34_28"><text:s/></text:span><text:span text:style-name="T34_29">problems</text:span></text:p>
        </text:list-item>
      </text:list>
      <text:p text:style-name="P35"/>
      <text:p text:style-name="P36"><text:span text:style-name="T36_1">Managing</text:span><text:span text:style-name="T36_2"><text:s/></text:span><text:span text:style-name="T36_3">and</text:span><text:span text:style-name="T36_4"><text:s/></text:span><text:span text:style-name="T36_5">Supporting</text:span><text:span text:style-name="T36_6"><text:s/></text:span><text:span text:style-name="T36_7">Programmes</text:span><text:span text:style-name="T36_8"><text:s/></text:span><text:span text:style-name="T36_9">and</text:span><text:span text:style-name="T36_10"><text:s/></text:span><text:span text:style-name="T36_11">Projects</text:span></text:p>
      <text:p text:style-name="P37"/>
      <text:p text:style-name="P38"><text:span text:style-name="T38_1">Essential</text:span></text:p>
      <text:p text:style-name="P39"/>
      <text:list text:style-name="LS3" xml:id="list11">
        <text:list-item>
          <text:p text:style-name="P40"><text:span text:style-name="T40_1">Manages</text:span><text:span text:style-name="T40_2"><text:s/></text:span><text:span text:style-name="T40_3">people</text:span><text:span text:style-name="T40_4">,<text:s/></text:span><text:span text:style-name="T40_5">resources</text:span><text:span text:style-name="T40_6"><text:s/></text:span><text:span text:style-name="T40_7">and</text:span><text:span text:style-name="T40_8"><text:s/></text:span><text:span text:style-name="T40_9">relationships</text:span><text:span text:style-name="T40_10"><text:s/></text:span><text:span text:style-name="T40_11">efficiently</text:span><text:span text:style-name="T40_12"><text:s/></text:span><text:span text:style-name="T40_13">to</text:span><text:span text:style-name="T40_14"><text:s/></text:span><text:span text:style-name="T40_15">ensure</text:span><text:span text:style-name="T40_16"><text:s/></text:span><text:span text:style-name="T40_17">effective</text:span><text:span text:style-name="T40_18"><text:s/></text:span><text:span text:style-name="T40_19">delivery</text:span><text:span text:style-name="T40_20"><text:s/></text:span><text:span text:style-name="T40_21">of</text:span><text:span text:style-name="T40_22"><text:s/></text:span><text:span text:style-name="T40_23">programmes</text:span><text:span text:style-name="T40_24"><text:s/></text:span><text:span text:style-name="T40_25">and</text:span><text:span text:style-name="T40_26"><text:s/></text:span><text:span text:style-name="T40_27">projects</text:span></text:p>
        </text:list-item>
        <text:list-item>
          <text:p text:style-name="P41"><text:span text:style-name="T41_1">Delivers</text:span><text:span text:style-name="T41_2"><text:s/></text:span><text:span text:style-name="T41_3">timely</text:span><text:span text:style-name="T41_4"><text:s/></text:span><text:span text:style-name="T41_5">project</text:span><text:span text:style-name="T41_6"><text:s/></text:span><text:span text:style-name="T41_7">objectives</text:span><text:span text:style-name="T41_8"><text:s/></text:span><text:span text:style-name="T41_9">within</text:span><text:span text:style-name="T41_10"><text:s/></text:span><text:span text:style-name="T41_11">budget</text:span><text:span text:style-name="T41_12"><text:s/></text:span><text:span text:style-name="T41_13">and</text:span><text:span text:style-name="T41_14"><text:s/></text:span><text:span text:style-name="T41_15">to</text:span><text:span text:style-name="T41_16"><text:s/></text:span><text:span text:style-name="T41_17">quality</text:span><text:span text:style-name="T41_18"><text:s/></text:span><text:span text:style-name="T41_19">standards</text:span><text:span text:style-name="T41_20">,<text:s/></text:span><text:span text:style-name="T41_21">ensuring</text:span><text:span text:style-name="T41_22"><text:s/></text:span><text:span text:style-name="T41_23">that</text:span><text:span text:style-name="T41_24"><text:s/></text:span><text:span text:style-name="T41_25">business</text:span><text:span text:style-name="T41_26"><text:s/></text:span><text:span text:style-name="T41_27">benefits</text:span><text:span text:style-name="T41_28"><text:s/> </text:span><text:span text:style-name="T41_29">are</text:span><text:span text:style-name="T41_30"><text:s/></text:span><text:span text:style-name="T41_31">realised</text:span></text:p>
        </text:list-item>
        <text:list-item>
          <text:p text:style-name="P42"><text:span text:style-name="T42_1">Evaluates</text:span><text:span text:style-name="T42_2"><text:s/></text:span><text:span text:style-name="T42_3">outcomes</text:span><text:span text:style-name="T42_4"><text:s/></text:span><text:span text:style-name="T42_5">of</text:span><text:span text:style-name="T42_6"><text:s/></text:span><text:span text:style-name="T42_7">programmes</text:span><text:span text:style-name="T42_8"><text:s/></text:span><text:span text:style-name="T42_9">and</text:span><text:span text:style-name="T42_10"><text:s/></text:span><text:span text:style-name="T42_11">projects</text:span><text:span text:style-name="T42_12"><text:s/></text:span><text:span text:style-name="T42_13">to</text:span><text:span text:style-name="T42_14"><text:s/></text:span><text:span text:style-name="T42_15">build</text:span><text:span text:style-name="T42_16"><text:s/></text:span><text:span text:style-name="T42_17">capability</text:span><text:span text:style-name="T42_18"><text:s/></text:span><text:span text:style-name="T42_19">and</text:span><text:span text:style-name="T42_20"><text:s/></text:span><text:span text:style-name="T42_21">share</text:span><text:span text:style-name="T42_22"><text:s/></text:span><text:span text:style-name="T42_23">lessons</text:span><text:span text:style-name="T42_24"><text:s/></text:span><text:span text:style-name="T42_25">learned</text:span><text:span text:style-name="T42_26"><text:s/> </text:span></text:p>
        </text:list-item>
      </text:list>
      <text:p text:style-name="P43"/>
      <text:p text:style-name="P44"><text:span text:style-name="T44_1">Focusing</text:span><text:span text:style-name="T44_2"><text:s/></text:span><text:span text:style-name="T44_3">on</text:span><text:span text:style-name="T44_4"><text:s/></text:span><text:span text:style-name="T44_5">Customers</text:span><text:span text:style-name="T44_6"><text:s/></text:span><text:span text:style-name="T44_7">and</text:span><text:span text:style-name="T44_8"><text:s/></text:span><text:span text:style-name="T44_9">Stakeholders</text:span></text:p>
      <text:p text:style-name="P45"/>
      <text:p text:style-name="P46"><text:span text:style-name="T46_1">Essential</text:span></text:p>
      <text:p text:style-name="P47"/>
      <text:list text:style-name="LS3" xml:id="list14">
        <text:list-item>
          <text:p text:style-name="P48"><text:span text:style-name="T48_1">Shapes</text:span><text:span text:style-name="T48_2">,<text:s/></text:span><text:span text:style-name="T48_3">links</text:span><text:span text:style-name="T48_4"><text:s/></text:span><text:span text:style-name="T48_5">and</text:span><text:span text:style-name="T48_6"><text:s/></text:span><text:span text:style-name="T48_7">manages</text:span><text:span text:style-name="T48_8"><text:s/></text:span><text:span text:style-name="T48_9">customer</text:span><text:span text:style-name="T48_10"><text:s/></text:span><text:span text:style-name="T48_11">and</text:span><text:span text:style-name="T48_12"><text:s/></text:span><text:span text:style-name="T48_13">stakeholder</text:span><text:span text:style-name="T48_14"><text:s/></text:span><text:span text:style-name="T48_15">expectations</text:span><text:span text:style-name="T48_16"><text:s/></text:span><text:span text:style-name="T48_17">to</text:span><text:span text:style-name="T48_18"><text:s/></text:span><text:span text:style-name="T48_19">determine</text:span><text:span text:style-name="T48_20"><text:s/></text:span><text:span text:style-name="T48_21">delivery</text:span><text:span text:style-name="T48_22"><text:s/></text:span><text:span text:style-name="T48_23">capabilities</text:span><text:span text:style-name="T48_24">,<text:s/> </text:span><text:span text:style-name="T48_25">accounting</text:span><text:span text:style-name="T48_26"><text:s/></text:span><text:span text:style-name="T48_27">for</text:span><text:span text:style-name="T48_28"><text:s/></text:span><text:span text:style-name="T48_29">changing</text:span><text:span text:style-name="T48_30"><text:s/></text:span><text:span text:style-name="T48_31">requirements</text:span></text:p>
        </text:list-item>
        <text:list-item>
          <text:p text:style-name="P49"><text:span text:style-name="T49_1">Builds</text:span><text:span text:style-name="T49_2"><text:s/></text:span><text:span text:style-name="T49_3">trust</text:span><text:span text:style-name="T49_4"><text:s/></text:span><text:span text:style-name="T49_5">and</text:span><text:span text:style-name="T49_6"><text:s/></text:span><text:span text:style-name="T49_7">openness</text:span><text:span text:style-name="T49_8"><text:s/></text:span><text:span text:style-name="T49_9">with</text:span><text:span text:style-name="T49_10"><text:s/></text:span><text:span text:style-name="T49_11">customers</text:span><text:span text:style-name="T49_12"><text:s/></text:span><text:span text:style-name="T49_13">and</text:span><text:span text:style-name="T49_14"><text:s/></text:span><text:span text:style-name="T49_15">stakeholders</text:span><text:span text:style-name="T49_16">,<text:s/></text:span><text:span text:style-name="T49_17">keeps</text:span><text:span text:style-name="T49_18"><text:s/></text:span><text:span text:style-name="T49_19">them</text:span><text:span text:style-name="T49_20"><text:s/></text:span><text:span text:style-name="T49_21">updated</text:span><text:span text:style-name="T49_22"><text:s/></text:span><text:span text:style-name="T49_23">on</text:span><text:span text:style-name="T49_24"><text:s/></text:span><text:span text:style-name="T49_25">progress</text:span><text:span text:style-name="T49_26"><text:s/></text:span><text:span text:style-name="T49_27">and</text:span><text:span text:style-name="T49_28"><text:s/> </text:span><text:span text:style-name="T49_29">acts</text:span><text:span text:style-name="T49_30"><text:s/></text:span><text:span text:style-name="T49_31">upon</text:span><text:span text:style-name="T49_32"><text:s/></text:span><text:span text:style-name="T49_33">feedback</text:span></text:p>
        </text:list-item>
        <text:list-item>
          <text:p text:style-name="P50"><text:span text:style-name="T50_1">Empowers</text:span><text:span text:style-name="T50_2"><text:s/></text:span><text:span text:style-name="T50_3">others</text:span><text:span text:style-name="T50_4"><text:s/></text:span><text:span text:style-name="T50_5">to</text:span><text:span text:style-name="T50_6"><text:s/></text:span><text:span text:style-name="T50_7">improve</text:span><text:span text:style-name="T50_8"><text:s/></text:span><text:span text:style-name="T50_9">the</text:span><text:span text:style-name="T50_10"><text:s/></text:span><text:span text:style-name="T50_11">scope</text:span><text:span text:style-name="T50_12">,<text:s/></text:span><text:span text:style-name="T50_13">delivery</text:span><text:span text:style-name="T50_14"><text:s/></text:span><text:span text:style-name="T50_15">capability</text:span><text:span text:style-name="T50_16">,<text:s/></text:span><text:span text:style-name="T50_17">measurement</text:span><text:span text:style-name="T50_18"><text:s/></text:span><text:span text:style-name="T50_19">and</text:span><text:span text:style-name="T50_20"><text:s/></text:span><text:span text:style-name="T50_21">provision</text:span><text:span text:style-name="T50_22"><text:s/></text:span><text:span text:style-name="T50_23">of</text:span><text:span text:style-name="T50_24"><text:s/></text:span><text:span text:style-name="T50_25">customer</text:span><text:span text:style-name="T50_26"><text:s/></text:span><text:span text:style-name="T50_27">and</text:span><text:span text:style-name="T50_28"><text:s/> </text:span><text:span text:style-name="T50_29">stakeholder</text:span><text:span text:style-name="T50_30"><text:s/></text:span><text:span text:style-name="T50_31">services</text:span></text:p>
        </text:list-item>
      </text:list>
      <text:p text:style-name="P51"/>
      <text:p text:style-name="P52"><text:span text:style-name="T52_1">Leading</text:span><text:span text:style-name="T52_2"><text:s/></text:span><text:span text:style-name="T52_3">and</text:span><text:span text:style-name="T52_4"><text:s/></text:span><text:span text:style-name="T52_5">Team</text:span><text:span text:style-name="T52_6"><text:s/></text:span><text:span text:style-name="T52_7">working</text:span></text:p>
      <text:p text:style-name="P53"/>
      <text:p text:style-name="P54"><text:span text:style-name="T54_1">Essential</text:span></text:p>
      <text:p text:style-name="P55"/>
      <text:list text:style-name="LS4" xml:id="list17">
        <text:list-item>
          <text:p text:style-name="P56"><text:span text:style-name="T56_1">Provides</text:span><text:span text:style-name="T56_2"><text:s/></text:span><text:span text:style-name="T56_3">a</text:span><text:span text:style-name="T56_4"><text:s/></text:span><text:span text:style-name="T56_5">vision</text:span><text:span text:style-name="T56_6"><text:s/></text:span><text:span text:style-name="T56_7">and</text:span><text:span text:style-name="T56_8"><text:s/></text:span><text:span text:style-name="T56_9">defines</text:span><text:span text:style-name="T56_10"><text:s/></text:span><text:span text:style-name="T56_11">clear</text:span><text:span text:style-name="T56_12"><text:s/></text:span><text:span text:style-name="T56_13">team</text:span><text:span text:style-name="T56_14"><text:s/></text:span><text:span text:style-name="T56_15">roles</text:span><text:span text:style-name="T56_16">,<text:s/></text:span><text:span text:style-name="T56_17">responsibilities</text:span><text:span text:style-name="T56_18"><text:s/></text:span><text:span text:style-name="T56_19">and</text:span><text:span text:style-name="T56_20"><text:s/></text:span><text:span text:style-name="T56_21">objectives</text:span><text:span text:style-name="T56_22"><text:s/></text:span></text:p>
        </text:list-item>
        <text:list-item>
          <text:p text:style-name="P57"><text:span text:style-name="T57_1">Empowers</text:span><text:span text:style-name="T57_2">,<text:s/></text:span><text:span text:style-name="T57_3">motivates</text:span><text:span text:style-name="T57_4"><text:s/></text:span><text:span text:style-name="T57_5">and</text:span><text:span text:style-name="T57_6"><text:s/></text:span><text:span text:style-name="T57_7">inspires</text:span><text:span text:style-name="T57_8"><text:s/></text:span><text:span text:style-name="T57_9">teams</text:span><text:span text:style-name="T57_10"><text:s/></text:span><text:span text:style-name="T57_11">to</text:span><text:span text:style-name="T57_12"><text:s/></text:span><text:span text:style-name="T57_13">deliver</text:span><text:span text:style-name="T57_14"><text:s/></text:span><text:span text:style-name="T57_15">timely</text:span><text:span text:style-name="T57_16"><text:s/></text:span><text:span text:style-name="T57_17">results</text:span><text:span text:style-name="T57_18">,<text:s/></text:span><text:span text:style-name="T57_19">systematically</text:span><text:span text:style-name="T57_20"><text:s/></text:span><text:span text:style-name="T57_21">reviews</text:span><text:span text:style-name="T57_22"><text:s/></text:span><text:span text:style-name="T57_23">progress</text:span><text:span text:style-name="T57_24"><text:s/></text:span><text:span text:style-name="T57_25">and</text:span><text:span text:style-name="T57_26"><text:s/></text:span><text:span text:style-name="T57_27">team</text:span><text:span text:style-name="T57_28"><text:s/></text:span><text:span text:style-name="T57_29">performance</text:span></text:p>
        </text:list-item>
      </text:list>
      <text:p text:style-name="P58"/>
      <text:p text:style-name="P59"><text:span text:style-name="T59_1">Desirable</text:span></text:p>
      <text:list text:style-name="LS3" xml:id="list19">
        <text:list-item>
          <text:p text:style-name="P60"><text:span text:style-name="T60_1">Develops</text:span><text:span text:style-name="T60_2"><text:s/></text:span><text:span text:style-name="T60_3">the</text:span><text:span text:style-name="T60_4"><text:s/></text:span><text:span text:style-name="T60_5">capability</text:span><text:span text:style-name="T60_6"><text:s/></text:span><text:span text:style-name="T60_7">of</text:span><text:span text:style-name="T60_8"><text:s/></text:span><text:span text:style-name="T60_9">teams</text:span><text:span text:style-name="T60_10"><text:s/></text:span><text:span text:style-name="T60_11">to</text:span><text:span text:style-name="T60_12"><text:s/></text:span><text:span text:style-name="T60_13">deliver</text:span><text:span text:style-name="T60_14"><text:s/></text:span><text:span text:style-name="T60_15">the</text:span><text:span text:style-name="T60_16"><text:s/></text:span><text:span text:style-name="T60_17">Department</text:span><text:span text:style-name="T60_18">'</text:span><text:span text:style-name="T60_19">s</text:span><text:span text:style-name="T60_20"><text:s/></text:span><text:span text:style-name="T60_21">objectives</text:span><text:span text:style-name="T60_22"><text:s/> </text:span></text:p>
        </text:list-item>
      </text:list>
      <text:p text:style-name="P61"/>
      <text:p text:style-name="P62"/>
      <text:p text:style-name="P63"><text:span text:style-name="T63_1">Managing</text:span><text:span text:style-name="T63_2"><text:s/></text:span><text:span text:style-name="T63_3">and</text:span><text:span text:style-name="T63_4"><text:s/></text:span><text:span text:style-name="T63_5">Valuing</text:span><text:span text:style-name="T63_6"><text:s/></text:span><text:span text:style-name="T63_7">People</text:span></text:p>
      <text:p text:style-name="P64"/>
      <text:p text:style-name="P65"><text:span text:style-name="T65_1">Essential</text:span></text:p>
      <text:p text:style-name="P66"/>
      <text:list text:style-name="LS5" xml:id="list20">
        <text:list-item>
          <text:p text:style-name="P67"><text:span text:style-name="T67_1">Reinforces</text:span><text:span text:style-name="T67_2"><text:s/></text:span><text:span text:style-name="T67_3">a</text:span><text:span text:style-name="T67_4"><text:s/></text:span><text:span text:style-name="T67_5">culture</text:span><text:span text:style-name="T67_6"><text:s/></text:span><text:span text:style-name="T67_7">that</text:span><text:span text:style-name="T67_8"><text:s/></text:span><text:span text:style-name="T67_9">values</text:span><text:span text:style-name="T67_10"><text:s/></text:span><text:span text:style-name="T67_11">all</text:span><text:span text:style-name="T67_12"><text:s/></text:span><text:span text:style-name="T67_13">people</text:span><text:span text:style-name="T67_14"><text:s/></text:span><text:span text:style-name="T67_15">and</text:span><text:span text:style-name="T67_16"><text:s/></text:span><text:span text:style-name="T67_17">rewards</text:span><text:span text:style-name="T67_18"><text:s/></text:span><text:span text:style-name="T67_19">productive</text:span><text:span text:style-name="T67_20"><text:s/></text:span><text:span text:style-name="T67_21">behaviour</text:span><text:span text:style-name="T67_22">,<text:s/></text:span><text:span text:style-name="T67_23">promptly</text:span><text:span text:style-name="T67_24"><text:s/></text:span><text:span text:style-name="T67_25">addressing</text:span><text:span text:style-name="T67_26"><text:s/></text:span><text:span text:style-name="T67_27">any</text:span><text:span text:style-name="T67_28"><text:s/></text:span><text:span text:style-name="T67_29">poor</text:span><text:span text:style-name="T67_30"><text:s/></text:span><text:span text:style-name="T67_31">performance</text:span></text:p>
        </text:list-item>
      </text:list>
      <text:p text:style-name="P68"/>
      <text:p text:style-name="P69"/>
      <text:p text:style-name="P70"><text:span text:style-name="T70_1">Managing</text:span><text:span text:style-name="T70_2"><text:s/></text:span><text:span text:style-name="T70_3">Finance</text:span><text:span text:style-name="T70_4"><text:s/></text:span><text:span text:style-name="T70_5">and</text:span><text:span text:style-name="T70_6"><text:s/></text:span><text:span text:style-name="T70_7">Resources</text:span></text:p>
      <text:p text:style-name="P71"/>
      <text:p text:style-name="P72"><text:span text:style-name="T72_1">Essential</text:span></text:p>
      <text:p text:style-name="P73"/>
      <text:list text:style-name="LS6" xml:id="list21">
        <text:list-item>
          <text:p text:style-name="P74"><text:span text:style-name="T74_1">Anticipates</text:span><text:span text:style-name="T74_2"><text:s/></text:span><text:span text:style-name="T74_3">business</text:span><text:span text:style-name="T74_4"><text:s/></text:span><text:span text:style-name="T74_5">needs</text:span><text:span text:style-name="T74_6"><text:s/></text:span><text:span text:style-name="T74_7">and</text:span><text:span text:style-name="T74_8"><text:s/></text:span><text:span text:style-name="T74_9">managing</text:span><text:span text:style-name="T74_10"><text:s/></text:span><text:span text:style-name="T74_11">resource</text:span><text:span text:style-name="T74_12"><text:s/></text:span><text:span text:style-name="T74_13">requirements</text:span><text:span text:style-name="T74_14"><text:s/> </text:span></text:p>
        </text:list-item>
        <text:list-item>
          <text:p text:style-name="P75"><text:span text:style-name="T75_1">Ensures</text:span><text:span text:style-name="T75_2"><text:s/></text:span><text:span text:style-name="T75_3">an</text:span><text:span text:style-name="T75_4"><text:s/></text:span><text:span text:style-name="T75_5">appropriate</text:span><text:span text:style-name="T75_6"><text:s/></text:span><text:span text:style-name="T75_7">understanding</text:span><text:span text:style-name="T75_8"><text:s/></text:span><text:span text:style-name="T75_9">of</text:span><text:span text:style-name="T75_10"><text:s/></text:span><text:span text:style-name="T75_11">roles</text:span><text:span text:style-name="T75_12"><text:s/></text:span><text:span text:style-name="T75_13">and</text:span><text:span text:style-name="T75_14"><text:s/></text:span><text:span text:style-name="T75_15">responsibilities</text:span><text:span text:style-name="T75_16"><text:s/></text:span><text:span text:style-name="T75_17">in</text:span><text:span text:style-name="T75_18"><text:s/></text:span><text:span text:style-name="T75_19">complying</text:span><text:span text:style-name="T75_20"><text:s/></text:span><text:span text:style-name="T75_21">with</text:span><text:span text:style-name="T75_22"><text:s/></text:span><text:span text:style-name="T75_23">guidance</text:span><text:span text:style-name="T75_24"><text:s/></text:span><text:span text:style-name="T75_25">on</text:span><text:span text:style-name="T75_26"><text:s/></text:span><text:span text:style-name="T75_27">finance</text:span><text:span text:style-name="T75_28"><text:s/> </text:span><text:span text:style-name="T75_29">policies</text:span><text:span text:style-name="T75_30"><text:s/></text:span><text:span text:style-name="T75_31">and</text:span><text:span text:style-name="T75_32"><text:s/></text:span><text:span text:style-name="T75_33">procedures</text:span></text:p>
        </text:list-item>
      </text:list>
      <text:p text:style-name="P76"/>
      <text:p text:style-name="P77"><text:span text:style-name="T77_1">Desirable</text:span></text:p>
      <text:p text:style-name="P78"/>
      <text:list text:style-name="LS3" xml:id="list23">
        <text:list-item>
          <text:p text:style-name="P79"><text:span text:style-name="T79_1">Plans</text:span><text:span text:style-name="T79_2"><text:s/></text:span><text:span text:style-name="T79_3">effectively</text:span><text:span text:style-name="T79_4"><text:s/></text:span><text:span text:style-name="T79_5">and</text:span><text:span text:style-name="T79_6"><text:s/></text:span><text:span text:style-name="T79_7">utilises</text:span><text:span text:style-name="T79_8"><text:s/></text:span><text:span text:style-name="T79_9">budgets</text:span><text:span text:style-name="T79_10"><text:s/></text:span><text:span text:style-name="T79_11">and</text:span><text:span text:style-name="T79_12"><text:s/></text:span><text:span text:style-name="T79_13">resources</text:span><text:span text:style-name="T79_14">,<text:s/></text:span><text:span text:style-name="T79_15">including</text:span><text:span text:style-name="T79_16"><text:s/></text:span><text:span text:style-name="T79_17">the</text:span><text:span text:style-name="T79_18"><text:s/></text:span><text:span text:style-name="T79_19">authority</text:span><text:span text:style-name="T79_20"><text:s/></text:span><text:span text:style-name="T79_21">to</text:span><text:span text:style-name="T79_22"><text:s/></text:span><text:span text:style-name="T79_23">re</text:span><text:span text:style-name="T79_24">-</text:span><text:span text:style-name="T79_25">deploy</text:span><text:span text:style-name="T79_26"><text:s/></text:span><text:span text:style-name="T79_27">funds</text:span><text:span text:style-name="T79_28"><text:s/></text:span><text:span text:style-name="T79_29">across</text:span><text:span text:style-name="T79_30"><text:s/></text:span><text:span text:style-name="T79_31">functions</text:span><text:span text:style-name="T79_32">,<text:s/></text:span><text:span text:style-name="T79_33">to</text:span><text:span text:style-name="T79_34"><text:s/></text:span><text:span text:style-name="T79_35">deliver</text:span><text:span text:style-name="T79_36"><text:s/></text:span><text:span text:style-name="T79_37">measurable</text:span><text:span text:style-name="T79_38"><text:s/></text:span><text:span text:style-name="T79_39">value</text:span><text:span text:style-name="T79_40"><text:s/></text:span><text:span text:style-name="T79_41">for</text:span><text:span text:style-name="T79_42"><text:s/></text:span><text:span text:style-name="T79_43">money</text:span></text:p>
        </text:list-item>
      </text:list>
      <text:p text:style-name="P80"/>
      <text:p text:style-name="P81"><text:span text:style-name="T81_1">Communicating</text:span><text:span text:style-name="T81_2"><text:s/></text:span><text:span text:style-name="T81_3">and</text:span><text:span text:style-name="T81_4"><text:s/></text:span><text:span text:style-name="T81_5">Marketing</text:span></text:p>
      <text:p text:style-name="P82"/>
      <text:p text:style-name="P83"><text:span text:style-name="T83_1">Essential</text:span></text:p>
      <text:p text:style-name="P84"/>
      <text:list text:style-name="LS3" xml:id="list24">
        <text:list-item>
          <text:p text:style-name="P85"><text:span text:style-name="T85_1">Promotes</text:span><text:span text:style-name="T85_2"><text:s/></text:span><text:span text:style-name="T85_3">effective</text:span><text:span text:style-name="T85_4"><text:s/></text:span><text:span text:style-name="T85_5">information</text:span><text:span text:style-name="T85_6"><text:s/></text:span><text:span text:style-name="T85_7">sharing</text:span><text:span text:style-name="T85_8"><text:s/></text:span></text:p>
        </text:list-item>
      </text:list>
      <text:p text:style-name="P86"><text:span text:style-name="T86_1">Desirable</text:span></text:p>
      <text:p text:style-name="P87"/>
      <text:list text:style-name="LS3" xml:id="list25">
        <text:list-item>
          <text:p text:style-name="P88"><text:span text:style-name="T88_1">Uses</text:span><text:span text:style-name="T88_2"><text:s/></text:span><text:span text:style-name="T88_3">experts</text:span><text:span text:style-name="T88_4"><text:s/></text:span><text:span text:style-name="T88_5">to</text:span><text:span text:style-name="T88_6"><text:s/></text:span><text:span text:style-name="T88_7">help</text:span><text:span text:style-name="T88_8"><text:s/></text:span><text:span text:style-name="T88_9">ensure</text:span><text:span text:style-name="T88_10"><text:s/></text:span><text:span text:style-name="T88_11">the</text:span><text:span text:style-name="T88_12"><text:s/></text:span><text:span text:style-name="T88_13">effective</text:span><text:span text:style-name="T88_14"><text:s/></text:span><text:span text:style-name="T88_15">communication</text:span><text:span text:style-name="T88_16"><text:s/></text:span><text:span text:style-name="T88_17">and</text:span><text:span text:style-name="T88_18"><text:s/></text:span><text:span text:style-name="T88_19">marketing</text:span><text:span text:style-name="T88_20"><text:s/></text:span><text:span text:style-name="T88_21">of</text:span><text:span text:style-name="T88_22"><text:s/></text:span><text:span text:style-name="T88_23">business</text:span><text:span text:style-name="T88_24"><text:s/></text:span><text:span text:style-name="T88_25">objectives</text:span></text:p>
        </text:list-item>
        <text:list-item>
          <text:p text:style-name="P89"><text:span text:style-name="T89_1">Works</text:span><text:span text:style-name="T89_2"><text:s/></text:span><text:span text:style-name="T89_3">in</text:span><text:span text:style-name="T89_4"><text:s/></text:span><text:span text:style-name="T89_5">partnership</text:span><text:span text:style-name="T89_6"><text:s/></text:span><text:span text:style-name="T89_7">with</text:span><text:span text:style-name="T89_8"><text:s/></text:span><text:span text:style-name="T89_9">experts</text:span><text:span text:style-name="T89_10"><text:s/></text:span><text:span text:style-name="T89_11">to</text:span><text:span text:style-name="T89_12"><text:s/></text:span><text:span text:style-name="T89_13">define</text:span><text:span text:style-name="T89_14">,<text:s/></text:span><text:span text:style-name="T89_15">plan</text:span><text:span text:style-name="T89_16">,<text:s/></text:span><text:span text:style-name="T89_17">implement</text:span><text:span text:style-name="T89_18">,<text:s/></text:span><text:span text:style-name="T89_19">review</text:span><text:span text:style-name="T89_20"><text:s/></text:span><text:span text:style-name="T89_21">and</text:span><text:span text:style-name="T89_22"><text:s/></text:span><text:span text:style-name="T89_23">measure</text:span><text:span text:style-name="T89_24"><text:s/></text:span><text:span text:style-name="T89_25">the</text:span><text:span text:style-name="T89_26"><text:s/></text:span><text:span text:style-name="T89_27">effectiveness</text:span><text:span text:style-name="T89_28"><text:s/> </text:span><text:span text:style-name="T89_29">of</text:span><text:span text:style-name="T89_30"><text:s/></text:span><text:span text:style-name="T89_31">communication</text:span><text:span text:style-name="T89_32"><text:s/></text:span><text:span text:style-name="T89_33">and</text:span><text:span text:style-name="T89_34"><text:s/></text:span><text:span text:style-name="T89_35">marketing</text:span><text:span text:style-name="T89_36"><text:s/></text:span><text:span text:style-name="T89_37">channels</text:span></text:p>
        </text:list-item>
      </text:list>
      <text:p text:style-name="P90"/>
      <text:p text:style-name="P91"><text:span text:style-name="T91_1">Specialist</text:span><text:span text:style-name="T91_2"><text:s/></text:span><text:span text:style-name="T91_3">Skills</text:span><text:span text:style-name="T91_4"><text:s/>/<text:s/></text:span><text:span text:style-name="T91_5">Expertise</text:span></text:p>
      <text:p text:style-name="P92"/>
      <text:p text:style-name="P93"><text:span text:style-name="T93_1">Essential</text:span></text:p>
      <text:p text:style-name="P94"/>
      <text:list text:style-name="LS7" xml:id="list27">
        <text:list-item>
          <text:p text:style-name="P95"><text:span text:style-name="T95_1">Experience</text:span><text:span text:style-name="T95_2"><text:s/></text:span><text:span text:style-name="T95_3">in</text:span><text:span text:style-name="T95_4"><text:s/></text:span><text:span text:style-name="T95_5">delivering</text:span><text:span text:style-name="T95_6"><text:s/></text:span><text:span text:style-name="T95_7">digital</text:span><text:span text:style-name="T95_8"><text:s/></text:span><text:span text:style-name="T95_9">projects</text:span><text:span text:style-name="T95_10"><text:s/>&amp;<text:s/></text:span><text:span text:style-name="T95_11">products</text:span><text:span text:style-name="T95_12"><text:s/></text:span><text:span text:style-name="T95_13">in</text:span><text:span text:style-name="T95_14"><text:s/></text:span><text:span text:style-name="T95_15">a</text:span><text:span text:style-name="T95_16"><text:s/></text:span><text:span text:style-name="T95_17">fast</text:span><text:span text:style-name="T95_18"><text:s/></text:span><text:span text:style-name="T95_19">paced</text:span><text:span text:style-name="T95_20"><text:s/></text:span><text:span text:style-name="T95_21">environment</text:span><text:span text:style-name="T95_22"><text:s/></text:span></text:p>
        </text:list-item>
        <text:list-item>
          <text:p text:style-name="P96"><text:span text:style-name="T96_1">Experience</text:span><text:span text:style-name="T96_2"><text:s/></text:span><text:span text:style-name="T96_3">using</text:span><text:span text:style-name="T96_4"><text:s/></text:span><text:span text:style-name="T96_5">agile</text:span><text:span text:style-name="T96_6"><text:s/></text:span><text:span text:style-name="T96_7">project</text:span><text:span text:style-name="T96_8"><text:s/></text:span><text:span text:style-name="T96_9">management</text:span><text:span text:style-name="T96_10"><text:s/></text:span><text:span text:style-name="T96_11">methods</text:span><text:span text:style-name="T96_12"><text:s/>(</text:span><text:span text:style-name="T96_13">e</text:span><text:span text:style-name="T96_14">.</text:span><text:span text:style-name="T96_15">g</text:span><text:span text:style-name="T96_16">.<text:s/></text:span><text:span text:style-name="T96_17">Scrum</text:span><text:span text:style-name="T96_18">,<text:s/></text:span><text:span text:style-name="T96_19">Kanban</text:span><text:span text:style-name="T96_20">)</text:span></text:p>
        </text:list-item>
        <text:list-item>
          <text:p text:style-name="P97"><text:span text:style-name="T97_1">Demonstrated</text:span><text:span text:style-name="T97_2"><text:s/></text:span><text:span text:style-name="T97_3">ability</text:span><text:span text:style-name="T97_4"><text:s/></text:span><text:span text:style-name="T97_5">to</text:span><text:span text:style-name="T97_6"><text:s/></text:span><text:span text:style-name="T97_7">balance</text:span><text:span text:style-name="T97_8"><text:s/></text:span><text:span text:style-name="T97_9">multiple</text:span><text:span text:style-name="T97_10"><text:s/></text:span><text:span text:style-name="T97_11">priorities</text:span><text:span text:style-name="T97_12"><text:s/>&amp;<text:s/></text:span><text:span text:style-name="T97_13">deal</text:span><text:span text:style-name="T97_14"><text:s/></text:span><text:span text:style-name="T97_15">with</text:span><text:span text:style-name="T97_16"><text:s/></text:span><text:span text:style-name="T97_17">ambiguity</text:span></text:p>
        </text:list-item>
        <text:list-item>
          <text:p text:style-name="P98"><text:span text:style-name="T98_1">Demonstrate</text:span><text:span text:style-name="T98_2"><text:s/></text:span><text:span text:style-name="T98_3">an</text:span><text:span text:style-name="T98_4"><text:s/></text:span><text:span text:style-name="T98_5">excellent</text:span><text:span text:style-name="T98_6"><text:s/></text:span><text:span text:style-name="T98_7">understanding</text:span><text:span text:style-name="T98_8"><text:s/></text:span><text:span text:style-name="T98_9">of</text:span><text:span text:style-name="T98_10"><text:s/></text:span><text:span text:style-name="T98_11">the</text:span><text:span text:style-name="T98_12"><text:s/></text:span><text:span text:style-name="T98_13">Internet</text:span><text:span text:style-name="T98_14"><text:s/></text:span><text:span text:style-name="T98_15">and</text:span><text:span text:style-name="T98_16"><text:s/></text:span><text:span text:style-name="T98_17">the</text:span><text:span text:style-name="T98_18"><text:s/></text:span><text:span text:style-name="T98_19">various</text:span><text:span text:style-name="T98_20"><text:s/></text:span><text:span text:style-name="T98_21">platforms</text:span><text:span text:style-name="T98_22"><text:s/></text:span><text:span text:style-name="T98_23">it</text:span><text:span text:style-name="T98_24"><text:s/></text:span><text:span text:style-name="T98_25">supports</text:span><text:span text:style-name="T98_26">.</text:span></text:p>
        </text:list-item>
      </text:list>
      <text:p text:style-name="P99"/>
      <text:p text:style-name="P100"><text:span text:style-name="T100_1">Desirable</text:span></text:p>
      <text:list text:style-name="LS7" xml:id="list31">
        <text:list-item>
          <text:p text:style-name="P101"><text:span text:style-name="T101_1">Experience</text:span><text:span text:style-name="T101_2"><text:s/></text:span><text:span text:style-name="T101_3">matrix</text:span><text:span text:style-name="T101_4">-</text:span><text:span text:style-name="T101_5">managing</text:span><text:span text:style-name="T101_6"><text:s/></text:span><text:span text:style-name="T101_7">multi</text:span><text:span text:style-name="T101_8">-</text:span><text:span text:style-name="T101_9">disciplinary</text:span><text:span text:style-name="T101_10"><text:s/></text:span><text:span text:style-name="T101_11">teams</text:span></text:p>
        </text:list-item>
        <text:list-item>
          <text:p text:style-name="P102"><text:span text:style-name="T102_1">Though</text:span><text:span text:style-name="T102_2"><text:s/></text:span><text:span text:style-name="T102_3">not</text:span><text:span text:style-name="T102_4"><text:s/></text:span><text:span text:style-name="T102_5">essential</text:span><text:span text:style-name="T102_6">,<text:s/></text:span><text:span text:style-name="T102_7">strong</text:span><text:span text:style-name="T102_8"><text:s/></text:span><text:span text:style-name="T102_9">technical</text:span><text:span text:style-name="T102_10"><text:s/></text:span><text:span text:style-name="T102_11">underpinning</text:span><text:span text:style-name="T102_12"><text:s/></text:span><text:span text:style-name="T102_13">will</text:span><text:span text:style-name="T102_14"><text:s/></text:span><text:span text:style-name="T102_15">help</text:span><text:span text:style-name="T102_16"><text:s/></text:span><text:span text:style-name="T102_17">you</text:span><text:span text:style-name="T102_18"><text:s/></text:span><text:span text:style-name="T102_19">to</text:span><text:span text:style-name="T102_20"><text:s/></text:span><text:span text:style-name="T102_21">excel</text:span><text:span text:style-name="T102_22"><text:s/></text:span><text:span text:style-name="T102_23">in</text:span><text:span text:style-name="T102_24"><text:s/></text:span><text:span text:style-name="T102_25">this</text:span><text:span text:style-name="T102_26"><text:s/></text:span><text:span text:style-name="T102_27">role</text:span><text:span text:style-name="T102_28">,<text:s/></text:span><text:span text:style-name="T102_29">including</text:span><text:span text:style-name="T102_30"><text:s/></text:span><text:span text:style-name="T102_31">infrastructure</text:span><text:span text:style-name="T102_32">/</text:span><text:span text:style-name="T102_33">cloud</text:span><text:span text:style-name="T102_34"><text:s/></text:span><text:span text:style-name="T102_35">understanding</text:span><text:span text:style-name="T102_36"><text:s/></text:span><text:span text:style-name="T102_37">as</text:span><text:span text:style-name="T102_38"><text:s/></text:span><text:span text:style-name="T102_39">well</text:span><text:span text:style-name="T102_40"><text:s/></text:span><text:span text:style-name="T102_41">as</text:span><text:span text:style-name="T102_42"><text:s/></text:span><text:span text:style-name="T102_43">development</text:span><text:span text:style-name="T102_44">.<text:s/></text:span></text:p>
        </text:list-item>
      </text:list>
      <text:p text:style-name="P103"/>
      <text:p text:style-name="P10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-0.76cm" fo:line-height="100%" fo:margin-top="0cm" fo:margin-bottom="0cm" fo:margin-left="0.762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-1.014cm" fo:line-height="100%" fo:margin-top="0cm" fo:margin-bottom="0cm" fo:margin-left="1.016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-1.268cm" fo:line-height="100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-1.522cm" fo:line-height="100%" fo:margin-top="0cm" fo:margin-bottom="0cm" fo:margin-left="1.524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-1.776cm" fo:line-height="100%" fo:margin-top="0cm" fo:margin-bottom="0cm" fo:margin-left="1.778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-2.03cm" fo:line-height="100%" fo:margin-top="0cm" fo:margin-bottom="0cm" fo:margin-left="2.032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00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36pt" style:font-name-asian="Times New Roman" style:font-size-asian="36pt" style:font-name-complex="Times New Roman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0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number style:num-format="1" text:style-name="List1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number style:num-format="1" text:style-name="List2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number style:num-format="1" text:style-name="List3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number style:num-format="1" text:style-name="List4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number style:num-format="1" text:style-name="List5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2" style:num-suffix=".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5" style:num-suffix=".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8" style:num-suffix=".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number style:num-format="1" text:style-name="List6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2" style:num-suffix=".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5" style:num-suffix=".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8" style:num-suffix=".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number style:num-format="1" text:style-name="List7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2" style:num-suffix=".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5" style:num-suffix=".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8" style:num-suffix=".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1.251cm" fo:padding-right="0cm" fo:margin-right="1.75cm"/>
      <style:header-style>
        <style:header-footer-properties fo:min-height="0.12cm" fo:margin-bottom="0.12cm" style:dynamic-spacing="true"/>
      </style:header-style>
      <style:footer-style>
        <style:header-footer-properties fo:min-height="0.159cm" fo:margin-top="0.159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0cm" fo:margin-bottom="0cm" style:writing-mode="lr-tb"/>
    </style:style>
    <style:style style:name="P2" style:family="paragraph" style:parent-style-name="Standard">
      <style:paragraph-properties fo:break-before="auto" fo:line-height="100%" fo:margin-top="0cm" fo:margin-bottom="0cm" style:writing-mode="lr-tb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